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2023-01-08 18:38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10</text:p>
          </table:table-cell>
          <table:table-cell office:value-type="float" office:value="12.7449" calcext:value-type="float">
            <text:p>12,7449</text:p>
          </table:table-cell>
        </table:table-row>
        <table:table-row table:style-name="ro1">
          <table:table-cell office:value-type="string" calcext:value-type="string">
            <text:p>2023-01-08 18:38:09</text:p>
          </table:table-cell>
          <table:table-cell office:value-type="float" office:value="37.35958" calcext:value-type="float">
            <text:p>37,35958</text:p>
          </table:table-cell>
        </table:table-row>
        <table:table-row table:style-name="ro1">
          <table:table-cell office:value-type="string" calcext:value-type="string">
            <text:p>2023-01-08 18:38:08</text:p>
          </table:table-cell>
          <table:table-cell office:value-type="float" office:value="20.15765" calcext:value-type="float">
            <text:p>20,15765</text:p>
          </table:table-cell>
        </table:table-row>
        <table:table-row table:style-name="ro1">
          <table:table-cell office:value-type="string" calcext:value-type="string">
            <text:p>2023-01-08 18:38:07</text:p>
          </table:table-cell>
          <table:table-cell office:value-type="float" office:value="1.609275" calcext:value-type="float">
            <text:p>1,609275</text:p>
          </table:table-cell>
        </table:table-row>
        <table:table-row table:style-name="ro1">
          <table:table-cell office:value-type="string" calcext:value-type="string">
            <text:p>2023-01-08 18:38:06</text:p>
          </table:table-cell>
          <table:table-cell office:value-type="float" office:value="27.0395" calcext:value-type="float">
            <text:p>27,0395</text:p>
          </table:table-cell>
        </table:table-row>
        <table:table-row table:style-name="ro1">
          <table:table-cell office:value-type="string" calcext:value-type="string">
            <text:p>2023-01-08 18:38:05</text:p>
          </table:table-cell>
          <table:table-cell office:value-type="float" office:value="16.94608" calcext:value-type="float">
            <text:p>16,94608</text:p>
          </table:table-cell>
        </table:table-row>
        <table:table-row table:style-name="ro1">
          <table:table-cell office:value-type="string" calcext:value-type="string">
            <text:p>2023-01-08 18:38:04</text:p>
          </table:table-cell>
          <table:table-cell office:value-type="float" office:value="0.001225" calcext:value-type="float">
            <text:p>0,001225</text:p>
          </table:table-cell>
        </table:table-row>
        <table:table-row table:style-name="ro1">
          <table:table-cell office:value-type="string" calcext:value-type="string">
            <text:p>2023-01-08 18:38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8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57</text:p>
          </table:table-cell>
          <table:table-cell office:value-type="float" office:value="30.90792" calcext:value-type="float">
            <text:p>30,90792</text:p>
          </table:table-cell>
        </table:table-row>
        <table:table-row table:style-name="ro1">
          <table:table-cell office:value-type="string" calcext:value-type="string">
            <text:p>2023-01-08 18:37:56</text:p>
          </table:table-cell>
          <table:table-cell office:value-type="float" office:value="38.7075" calcext:value-type="float">
            <text:p>38,7075</text:p>
          </table:table-cell>
        </table:table-row>
        <table:table-row table:style-name="ro1">
          <table:table-cell office:value-type="string" calcext:value-type="string">
            <text:p>2023-01-08 18:37:55</text:p>
          </table:table-cell>
          <table:table-cell office:value-type="float" office:value="0.064625" calcext:value-type="float">
            <text:p>0,064625</text:p>
          </table:table-cell>
        </table:table-row>
        <table:table-row table:style-name="ro1">
          <table:table-cell office:value-type="string" calcext:value-type="string">
            <text:p>2023-01-08 18:37:54</text:p>
          </table:table-cell>
          <table:table-cell office:value-type="float" office:value="12.8261" calcext:value-type="float">
            <text:p>12,8261</text:p>
          </table:table-cell>
        </table:table-row>
        <table:table-row table:style-name="ro1">
          <table:table-cell office:value-type="string" calcext:value-type="string">
            <text:p>2023-01-08 18:37:53</text:p>
          </table:table-cell>
          <table:table-cell office:value-type="float" office:value="30.53885" calcext:value-type="float">
            <text:p>30,53885</text:p>
          </table:table-cell>
        </table:table-row>
        <table:table-row table:style-name="ro1">
          <table:table-cell office:value-type="string" calcext:value-type="string">
            <text:p>2023-01-08 18:37:52</text:p>
          </table:table-cell>
          <table:table-cell office:value-type="float" office:value="0.013975" calcext:value-type="float">
            <text:p>0,013975</text:p>
          </table:table-cell>
        </table:table-row>
        <table:table-row table:style-name="ro1">
          <table:table-cell office:value-type="string" calcext:value-type="string">
            <text:p>2023-01-08 18:37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49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2023-01-08 18:37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46</text:p>
          </table:table-cell>
          <table:table-cell office:value-type="float" office:value="19.2599" calcext:value-type="float">
            <text:p>19,2599</text:p>
          </table:table-cell>
        </table:table-row>
        <table:table-row table:style-name="ro1">
          <table:table-cell office:value-type="string" calcext:value-type="string">
            <text:p>2023-01-08 18:37:45</text:p>
          </table:table-cell>
          <table:table-cell office:value-type="float" office:value="36.76952" calcext:value-type="float">
            <text:p>36,76952</text:p>
          </table:table-cell>
        </table:table-row>
        <table:table-row table:style-name="ro1">
          <table:table-cell office:value-type="string" calcext:value-type="string">
            <text:p>2023-01-08 18:37:44</text:p>
          </table:table-cell>
          <table:table-cell office:value-type="float" office:value="20.74245" calcext:value-type="float">
            <text:p>20,74245</text:p>
          </table:table-cell>
        </table:table-row>
        <table:table-row table:style-name="ro1">
          <table:table-cell office:value-type="string" calcext:value-type="string">
            <text:p>2023-01-08 18:37:43</text:p>
          </table:table-cell>
          <table:table-cell office:value-type="float" office:value="1.627275" calcext:value-type="float">
            <text:p>1,627275</text:p>
          </table:table-cell>
        </table:table-row>
        <table:table-row table:style-name="ro1">
          <table:table-cell office:value-type="string" calcext:value-type="string">
            <text:p>2023-01-08 18:37:42</text:p>
          </table:table-cell>
          <table:table-cell office:value-type="float" office:value="25.4565" calcext:value-type="float">
            <text:p>25,4565</text:p>
          </table:table-cell>
        </table:table-row>
        <table:table-row table:style-name="ro1">
          <table:table-cell office:value-type="string" calcext:value-type="string">
            <text:p>2023-01-08 18:37:41</text:p>
          </table:table-cell>
          <table:table-cell office:value-type="float" office:value="19.6736" calcext:value-type="float">
            <text:p>19,6736</text:p>
          </table:table-cell>
        </table:table-row>
        <table:table-row table:style-name="ro1">
          <table:table-cell office:value-type="string" calcext:value-type="string">
            <text:p>2023-01-08 18:37:40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2023-01-08 18:37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36</text:p>
          </table:table-cell>
          <table:table-cell office:value-type="float" office:value="13.62215" calcext:value-type="float">
            <text:p>13,62215</text:p>
          </table:table-cell>
        </table:table-row>
        <table:table-row table:style-name="ro1">
          <table:table-cell office:value-type="string" calcext:value-type="string">
            <text:p>2023-01-08 18:37:35</text:p>
          </table:table-cell>
          <table:table-cell office:value-type="float" office:value="34.76442" calcext:value-type="float">
            <text:p>34,76442</text:p>
          </table:table-cell>
        </table:table-row>
        <table:table-row table:style-name="ro1">
          <table:table-cell office:value-type="string" calcext:value-type="string">
            <text:p>2023-01-08 18:37:34</text:p>
          </table:table-cell>
          <table:table-cell office:value-type="float" office:value="21.73232" calcext:value-type="float">
            <text:p>21,73232</text:p>
          </table:table-cell>
        </table:table-row>
        <table:table-row table:style-name="ro1">
          <table:table-cell office:value-type="string" calcext:value-type="string">
            <text:p>2023-01-08 18:37:33</text:p>
          </table:table-cell>
          <table:table-cell office:value-type="float" office:value="0.055475" calcext:value-type="float">
            <text:p>0,055475</text:p>
          </table:table-cell>
        </table:table-row>
        <table:table-row table:style-name="ro1">
          <table:table-cell office:value-type="string" calcext:value-type="string">
            <text:p>2023-01-08 18:37:32</text:p>
          </table:table-cell>
          <table:table-cell office:value-type="float" office:value="26.31377" calcext:value-type="float">
            <text:p>26,31377</text:p>
          </table:table-cell>
        </table:table-row>
        <table:table-row table:style-name="ro1">
          <table:table-cell office:value-type="string" calcext:value-type="string">
            <text:p>2023-01-08 18:37:31</text:p>
          </table:table-cell>
          <table:table-cell office:value-type="float" office:value="17.27522" calcext:value-type="float">
            <text:p>17,27522</text:p>
          </table:table-cell>
        </table:table-row>
        <table:table-row table:style-name="ro1">
          <table:table-cell office:value-type="string" calcext:value-type="string">
            <text:p>2023-01-08 18:37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29</text:p>
          </table:table-cell>
          <table:table-cell office:value-type="float" office:value="2.98735" calcext:value-type="float">
            <text:p>2,98735</text:p>
          </table:table-cell>
        </table:table-row>
        <table:table-row table:style-name="ro1">
          <table:table-cell office:value-type="string" calcext:value-type="string">
            <text:p>2023-01-08 18:37:28</text:p>
          </table:table-cell>
          <table:table-cell office:value-type="float" office:value="38.70578" calcext:value-type="float">
            <text:p>38,70578</text:p>
          </table:table-cell>
        </table:table-row>
        <table:table-row table:style-name="ro1">
          <table:table-cell office:value-type="string" calcext:value-type="string">
            <text:p>2023-01-08 18:37:27</text:p>
          </table:table-cell>
          <table:table-cell office:value-type="float" office:value="35.27033" calcext:value-type="float">
            <text:p>35,27033</text:p>
          </table:table-cell>
        </table:table-row>
        <table:table-row table:style-name="ro1">
          <table:table-cell office:value-type="string" calcext:value-type="string">
            <text:p>2023-01-08 18:37:26</text:p>
          </table:table-cell>
          <table:table-cell office:value-type="float" office:value="0.07585" calcext:value-type="float">
            <text:p>0,07585</text:p>
          </table:table-cell>
        </table:table-row>
        <table:table-row table:style-name="ro1">
          <table:table-cell office:value-type="string" calcext:value-type="string">
            <text:p>2023-01-08 18:37:25</text:p>
          </table:table-cell>
          <table:table-cell office:value-type="float" office:value="15.26185" calcext:value-type="float">
            <text:p>15,26185</text:p>
          </table:table-cell>
        </table:table-row>
        <table:table-row table:style-name="ro1">
          <table:table-cell office:value-type="string" calcext:value-type="string">
            <text:p>2023-01-08 18:37:24</text:p>
          </table:table-cell>
          <table:table-cell office:value-type="float" office:value="29.97358" calcext:value-type="float">
            <text:p>29,97358</text:p>
          </table:table-cell>
        </table:table-row>
        <table:table-row table:style-name="ro1">
          <table:table-cell office:value-type="string" calcext:value-type="string">
            <text:p>2023-01-08 18:37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18</text:p>
          </table:table-cell>
          <table:table-cell office:value-type="float" office:value="0.0007" calcext:value-type="float">
            <text:p>0,0007</text:p>
          </table:table-cell>
        </table:table-row>
        <table:table-row table:style-name="ro1">
          <table:table-cell office:value-type="string" calcext:value-type="string">
            <text:p>2023-01-08 18:37:17</text:p>
          </table:table-cell>
          <table:table-cell office:value-type="float" office:value="19.4469" calcext:value-type="float">
            <text:p>19,4469</text:p>
          </table:table-cell>
        </table:table-row>
        <table:table-row table:style-name="ro1">
          <table:table-cell office:value-type="string" calcext:value-type="string">
            <text:p>2023-01-08 18:37:16</text:p>
          </table:table-cell>
          <table:table-cell office:value-type="float" office:value="36.4823" calcext:value-type="float">
            <text:p>36,4823</text:p>
          </table:table-cell>
        </table:table-row>
        <table:table-row table:style-name="ro1">
          <table:table-cell office:value-type="string" calcext:value-type="string">
            <text:p>2023-01-08 18:37:15</text:p>
          </table:table-cell>
          <table:table-cell office:value-type="float" office:value="12.972925" calcext:value-type="float">
            <text:p>12,972925</text:p>
          </table:table-cell>
        </table:table-row>
        <table:table-row table:style-name="ro1">
          <table:table-cell office:value-type="string" calcext:value-type="string">
            <text:p>2023-01-08 18:37:14</text:p>
          </table:table-cell>
          <table:table-cell office:value-type="float" office:value="6.535525" calcext:value-type="float">
            <text:p>6,535525</text:p>
          </table:table-cell>
        </table:table-row>
        <table:table-row table:style-name="ro1">
          <table:table-cell office:value-type="string" calcext:value-type="string">
            <text:p>2023-01-08 18:37:13</text:p>
          </table:table-cell>
          <table:table-cell office:value-type="float" office:value="26.70148" calcext:value-type="float">
            <text:p>26,70148</text:p>
          </table:table-cell>
        </table:table-row>
        <table:table-row table:style-name="ro1">
          <table:table-cell office:value-type="string" calcext:value-type="string">
            <text:p>2023-01-08 18:37:12</text:p>
          </table:table-cell>
          <table:table-cell office:value-type="float" office:value="12.33965" calcext:value-type="float">
            <text:p>12,33965</text:p>
          </table:table-cell>
        </table:table-row>
        <table:table-row table:style-name="ro1">
          <table:table-cell office:value-type="string" calcext:value-type="string">
            <text:p>2023-01-08 18:37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10</text:p>
          </table:table-cell>
          <table:table-cell office:value-type="float" office:value="0.001025" calcext:value-type="float">
            <text:p>0,001025</text:p>
          </table:table-cell>
        </table:table-row>
        <table:table-row table:style-name="ro1">
          <table:table-cell office:value-type="string" calcext:value-type="string">
            <text:p>2023-01-08 18:37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7:05</text:p>
          </table:table-cell>
          <table:table-cell office:value-type="float" office:value="17.6494" calcext:value-type="float">
            <text:p>17,6494</text:p>
          </table:table-cell>
        </table:table-row>
        <table:table-row table:style-name="ro1">
          <table:table-cell office:value-type="string" calcext:value-type="string">
            <text:p>2023-01-08 18:37:04</text:p>
          </table:table-cell>
          <table:table-cell office:value-type="float" office:value="39.09215" calcext:value-type="float">
            <text:p>39,09215</text:p>
          </table:table-cell>
        </table:table-row>
        <table:table-row table:style-name="ro1">
          <table:table-cell office:value-type="string" calcext:value-type="string">
            <text:p>2023-01-08 18:37:03</text:p>
          </table:table-cell>
          <table:table-cell office:value-type="float" office:value="12.32875" calcext:value-type="float">
            <text:p>12,32875</text:p>
          </table:table-cell>
        </table:table-row>
        <table:table-row table:style-name="ro1">
          <table:table-cell office:value-type="string" calcext:value-type="string">
            <text:p>2023-01-08 18:37:02</text:p>
          </table:table-cell>
          <table:table-cell office:value-type="float" office:value="4.034875" calcext:value-type="float">
            <text:p>4,034875</text:p>
          </table:table-cell>
        </table:table-row>
        <table:table-row table:style-name="ro1">
          <table:table-cell office:value-type="string" calcext:value-type="string">
            <text:p>2023-01-08 18:37:01</text:p>
          </table:table-cell>
          <table:table-cell office:value-type="float" office:value="29.45658" calcext:value-type="float">
            <text:p>29,45658</text:p>
          </table:table-cell>
        </table:table-row>
        <table:table-row table:style-name="ro1">
          <table:table-cell office:value-type="string" calcext:value-type="string">
            <text:p>2023-01-08 18:37:00</text:p>
          </table:table-cell>
          <table:table-cell office:value-type="float" office:value="10.313425" calcext:value-type="float">
            <text:p>10,313425</text:p>
          </table:table-cell>
        </table:table-row>
        <table:table-row table:style-name="ro1">
          <table:table-cell office:value-type="string" calcext:value-type="string">
            <text:p>2023-01-08 18:36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57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string" calcext:value-type="string">
            <text:p>2023-01-08 18:36:56</text:p>
          </table:table-cell>
          <table:table-cell office:value-type="float" office:value="9.25395" calcext:value-type="float">
            <text:p>9,25395</text:p>
          </table:table-cell>
        </table:table-row>
        <table:table-row table:style-name="ro1">
          <table:table-cell office:value-type="string" calcext:value-type="string">
            <text:p>2023-01-08 18:36:55</text:p>
          </table:table-cell>
          <table:table-cell office:value-type="float" office:value="35.85465" calcext:value-type="float">
            <text:p>35,85465</text:p>
          </table:table-cell>
        </table:table-row>
        <table:table-row table:style-name="ro1">
          <table:table-cell office:value-type="string" calcext:value-type="string">
            <text:p>2023-01-08 18:36:54</text:p>
          </table:table-cell>
          <table:table-cell office:value-type="float" office:value="31.03355" calcext:value-type="float">
            <text:p>31,03355</text:p>
          </table:table-cell>
        </table:table-row>
        <table:table-row table:style-name="ro1">
          <table:table-cell office:value-type="string" calcext:value-type="string">
            <text:p>2023-01-08 18:36:53</text:p>
          </table:table-cell>
          <table:table-cell office:value-type="float" office:value="0.0739" calcext:value-type="float">
            <text:p>0,0739</text:p>
          </table:table-cell>
        </table:table-row>
        <table:table-row table:style-name="ro1">
          <table:table-cell office:value-type="string" calcext:value-type="string">
            <text:p>2023-01-08 18:36:52</text:p>
          </table:table-cell>
          <table:table-cell office:value-type="float" office:value="16.230375" calcext:value-type="float">
            <text:p>16,230375</text:p>
          </table:table-cell>
        </table:table-row>
        <table:table-row table:style-name="ro1">
          <table:table-cell office:value-type="string" calcext:value-type="string">
            <text:p>2023-01-08 18:36:51</text:p>
          </table:table-cell>
          <table:table-cell office:value-type="float" office:value="27.57578" calcext:value-type="float">
            <text:p>27,57578</text:p>
          </table:table-cell>
        </table:table-row>
        <table:table-row table:style-name="ro1">
          <table:table-cell office:value-type="string" calcext:value-type="string">
            <text:p>2023-01-08 18:36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48</text:p>
          </table:table-cell>
          <table:table-cell office:value-type="float" office:value="0.000825" calcext:value-type="float">
            <text:p>0,000825</text:p>
          </table:table-cell>
        </table:table-row>
        <table:table-row table:style-name="ro1">
          <table:table-cell office:value-type="string" calcext:value-type="string">
            <text:p>2023-01-08 18:36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45</text:p>
          </table:table-cell>
          <table:table-cell office:value-type="float" office:value="27.19987" calcext:value-type="float">
            <text:p>27,19987</text:p>
          </table:table-cell>
        </table:table-row>
        <table:table-row table:style-name="ro1">
          <table:table-cell office:value-type="string" calcext:value-type="string">
            <text:p>2023-01-08 18:36:44</text:p>
          </table:table-cell>
          <table:table-cell office:value-type="float" office:value="40.7389" calcext:value-type="float">
            <text:p>40,7389</text:p>
          </table:table-cell>
        </table:table-row>
        <table:table-row table:style-name="ro1">
          <table:table-cell office:value-type="string" calcext:value-type="string">
            <text:p>2023-01-08 18:36:43</text:p>
          </table:table-cell>
          <table:table-cell office:value-type="float" office:value="0.693475" calcext:value-type="float">
            <text:p>0,693475</text:p>
          </table:table-cell>
        </table:table-row>
        <table:table-row table:style-name="ro1">
          <table:table-cell office:value-type="string" calcext:value-type="string">
            <text:p>2023-01-08 18:36:42</text:p>
          </table:table-cell>
          <table:table-cell office:value-type="float" office:value="12.860825" calcext:value-type="float">
            <text:p>12,860825</text:p>
          </table:table-cell>
        </table:table-row>
        <table:table-row table:style-name="ro1">
          <table:table-cell office:value-type="string" calcext:value-type="string">
            <text:p>2023-01-08 18:36:41</text:p>
          </table:table-cell>
          <table:table-cell office:value-type="float" office:value="30.58508" calcext:value-type="float">
            <text:p>30,58508</text:p>
          </table:table-cell>
        </table:table-row>
        <table:table-row table:style-name="ro1">
          <table:table-cell office:value-type="string" calcext:value-type="string">
            <text:p>2023-01-08 18:36:40</text:p>
          </table:table-cell>
          <table:table-cell office:value-type="float" office:value="1.565875" calcext:value-type="float">
            <text:p>1,565875</text:p>
          </table:table-cell>
        </table:table-row>
        <table:table-row table:style-name="ro1">
          <table:table-cell office:value-type="string" calcext:value-type="string">
            <text:p>2023-01-08 18:36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37</text:p>
          </table:table-cell>
          <table:table-cell office:value-type="float" office:value="0.000925" calcext:value-type="float">
            <text:p>0,000925</text:p>
          </table:table-cell>
        </table:table-row>
        <table:table-row table:style-name="ro1">
          <table:table-cell office:value-type="string" calcext:value-type="string">
            <text:p>2023-01-08 18:36:36</text:p>
          </table:table-cell>
          <table:table-cell office:value-type="float" office:value="24.78702" calcext:value-type="float">
            <text:p>24,78702</text:p>
          </table:table-cell>
        </table:table-row>
        <table:table-row table:style-name="ro1">
          <table:table-cell office:value-type="string" calcext:value-type="string">
            <text:p>2023-01-08 18:36:35</text:p>
          </table:table-cell>
          <table:table-cell office:value-type="float" office:value="39.84568" calcext:value-type="float">
            <text:p>39,84568</text:p>
          </table:table-cell>
        </table:table-row>
        <table:table-row table:style-name="ro1">
          <table:table-cell office:value-type="string" calcext:value-type="string">
            <text:p>2023-01-08 18:36:34</text:p>
          </table:table-cell>
          <table:table-cell office:value-type="float" office:value="4.437425" calcext:value-type="float">
            <text:p>4,437425</text:p>
          </table:table-cell>
        </table:table-row>
        <table:table-row table:style-name="ro1">
          <table:table-cell office:value-type="string" calcext:value-type="string">
            <text:p>2023-01-08 18:36:33</text:p>
          </table:table-cell>
          <table:table-cell office:value-type="float" office:value="8.44585" calcext:value-type="float">
            <text:p>8,44585</text:p>
          </table:table-cell>
        </table:table-row>
        <table:table-row table:style-name="ro1">
          <table:table-cell office:value-type="string" calcext:value-type="string">
            <text:p>2023-01-08 18:36:32</text:p>
          </table:table-cell>
          <table:table-cell office:value-type="float" office:value="30.1153" calcext:value-type="float">
            <text:p>30,1153</text:p>
          </table:table-cell>
        </table:table-row>
        <table:table-row table:style-name="ro1">
          <table:table-cell office:value-type="string" calcext:value-type="string">
            <text:p>2023-01-08 18:36:31</text:p>
          </table:table-cell>
          <table:table-cell office:value-type="float" office:value="4.66" calcext:value-type="float">
            <text:p>4,66</text:p>
          </table:table-cell>
        </table:table-row>
        <table:table-row table:style-name="ro1">
          <table:table-cell office:value-type="string" calcext:value-type="string">
            <text:p>2023-01-08 18:36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28</text:p>
          </table:table-cell>
          <table:table-cell office:value-type="float" office:value="0.000725" calcext:value-type="float">
            <text:p>0,000725</text:p>
          </table:table-cell>
        </table:table-row>
        <table:table-row table:style-name="ro1">
          <table:table-cell office:value-type="string" calcext:value-type="string">
            <text:p>2023-01-08 18:36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6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5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5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5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5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5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5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5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5: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5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5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5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8 18:35: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" table:number-columns-repeated="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 office:value-type="string" calcext:value-type="string">
            <text:p>Durchschnitt</text:p>
          </table:table-cell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 office:value-type="string" calcext:value-type="string">
            <text:p>avg of all data</text:p>
          </table:table-cell>
          <table:table-cell office:value-type="string" calcext:value-type="string">
            <text:p>avg of testdata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4.78702" calcext:value-type="float">
            <text:p>24,78702</text:p>
          </table:table-cell>
          <table:table-cell office:value-type="float" office:value="27.19987" calcext:value-type="float">
            <text:p>27,19987</text:p>
          </table:table-cell>
          <table:table-cell office:value-type="float" office:value="9.25395" calcext:value-type="float">
            <text:p>9,25395</text:p>
          </table:table-cell>
          <table:table-cell office:value-type="float" office:value="17.6494" calcext:value-type="float">
            <text:p>17,6494</text:p>
          </table:table-cell>
          <table:table-cell office:value-type="float" office:value="19.4469" calcext:value-type="float">
            <text:p>19,4469</text:p>
          </table:table-cell>
          <table:table-cell office:value-type="float" office:value="2.98735" calcext:value-type="float">
            <text:p>2,98735</text:p>
          </table:table-cell>
          <table:table-cell office:value-type="float" office:value="13.62215" calcext:value-type="float">
            <text:p>13,62215</text:p>
          </table:table-cell>
          <table:table-cell office:value-type="float" office:value="19.2599" calcext:value-type="float">
            <text:p>19,2599</text:p>
          </table:table-cell>
          <table:table-cell office:value-type="float" office:value="30.90792" calcext:value-type="float">
            <text:p>30,90792</text:p>
          </table:table-cell>
          <table:table-cell office:value-type="float" office:value="12.7449" calcext:value-type="float">
            <text:p>12,7449</text:p>
          </table:table-cell>
          <table:table-cell table:formula="of:=AVERAGE([.A2:.J2])" office:value-type="float" office:value="17.785936" calcext:value-type="float">
            <text:p>17,785936</text:p>
          </table:table-cell>
          <table:table-cell table:formula="of:=AVERAGE([.A13];[.B13];[.C13];[.D13];[.E13];[.F13];[.G13];[.H13];[.I13];[.J13])" office:value-type="float" office:value="37.832048" calcext:value-type="float">
            <text:p>37,832048</text:p>
          </table:table-cell>
          <table:table-cell table:formula="of:=MAX([Sheet1.B:.B])" office:value-type="float" office:value="40.7389" calcext:value-type="float">
            <text:p>40,7389</text:p>
          </table:table-cell>
          <table:table-cell table:formula="of:=AVERAGEIF([$Sheet1.B2:.B145]; &quot;&gt;1&quot;)" office:value-type="float" office:value="21.4966196296296" calcext:value-type="float">
            <text:p>21,4966196296296</text:p>
          </table:table-cell>
          <table:table-cell table:formula="of:=AVERAGEIF([.A2:.J8];&quot;&gt;1&quot;)" office:value-type="float" office:value="21.4966196296296" calcext:value-type="float">
            <text:p>21,4966196296296</text:p>
          </table:table-cell>
          <table:table-cell/>
          <table:table-cell office:value-type="string" calcext:value-type="string">
            <text:p>6s</text:p>
          </table:table-cell>
        </table:table-row>
        <table:table-row table:style-name="ro1">
          <table:table-cell office:value-type="float" office:value="39.84568" calcext:value-type="float">
            <text:p>39,84568</text:p>
          </table:table-cell>
          <table:table-cell office:value-type="float" office:value="40.7389" calcext:value-type="float">
            <text:p>40,7389</text:p>
          </table:table-cell>
          <table:table-cell office:value-type="float" office:value="35.85465" calcext:value-type="float">
            <text:p>35,85465</text:p>
          </table:table-cell>
          <table:table-cell office:value-type="float" office:value="39.09215" calcext:value-type="float">
            <text:p>39,09215</text:p>
          </table:table-cell>
          <table:table-cell office:value-type="float" office:value="36.4823" calcext:value-type="float">
            <text:p>36,4823</text:p>
          </table:table-cell>
          <table:table-cell office:value-type="float" office:value="38.70578" calcext:value-type="float">
            <text:p>38,70578</text:p>
          </table:table-cell>
          <table:table-cell office:value-type="float" office:value="34.76442" calcext:value-type="float">
            <text:p>34,76442</text:p>
          </table:table-cell>
          <table:table-cell office:value-type="float" office:value="36.76952" calcext:value-type="float">
            <text:p>36,76952</text:p>
          </table:table-cell>
          <table:table-cell office:value-type="float" office:value="38.7075" calcext:value-type="float">
            <text:p>38,7075</text:p>
          </table:table-cell>
          <table:table-cell office:value-type="float" office:value="37.35958" calcext:value-type="float">
            <text:p>37,35958</text:p>
          </table:table-cell>
          <table:table-cell table:formula="of:=AVERAGE([.A3:.J3])" office:value-type="float" office:value="37.832048" calcext:value-type="float">
            <text:p>37,832048</text:p>
          </table:table-cell>
          <table:table-cell table:number-columns-repeated="6"/>
        </table:table-row>
        <table:table-row table:style-name="ro1">
          <table:table-cell office:value-type="float" office:value="4.437425" calcext:value-type="float">
            <text:p>4,437425</text:p>
          </table:table-cell>
          <table:table-cell office:value-type="float" office:value="0.693475" calcext:value-type="float">
            <text:p>0,693475</text:p>
          </table:table-cell>
          <table:table-cell office:value-type="float" office:value="31.03355" calcext:value-type="float">
            <text:p>31,03355</text:p>
          </table:table-cell>
          <table:table-cell office:value-type="float" office:value="12.32875" calcext:value-type="float">
            <text:p>12,32875</text:p>
          </table:table-cell>
          <table:table-cell office:value-type="float" office:value="12.972925" calcext:value-type="float">
            <text:p>12,972925</text:p>
          </table:table-cell>
          <table:table-cell office:value-type="float" office:value="35.27033" calcext:value-type="float">
            <text:p>35,27033</text:p>
          </table:table-cell>
          <table:table-cell office:value-type="float" office:value="21.73232" calcext:value-type="float">
            <text:p>21,73232</text:p>
          </table:table-cell>
          <table:table-cell office:value-type="float" office:value="20.74245" calcext:value-type="float">
            <text:p>20,74245</text:p>
          </table:table-cell>
          <table:table-cell office:value-type="float" office:value="0.064625" calcext:value-type="float">
            <text:p>0,064625</text:p>
          </table:table-cell>
          <table:table-cell office:value-type="float" office:value="20.15765" calcext:value-type="float">
            <text:p>20,15765</text:p>
          </table:table-cell>
          <table:table-cell table:formula="of:=AVERAGE([.A4:.J4])" office:value-type="float" office:value="15.94335" calcext:value-type="float">
            <text:p>15,94335</text:p>
          </table:table-cell>
          <table:table-cell table:number-columns-repeated="6"/>
        </table:table-row>
        <table:table-row table:style-name="ro1">
          <table:table-cell office:value-type="float" office:value="8.44585" calcext:value-type="float">
            <text:p>8,44585</text:p>
          </table:table-cell>
          <table:table-cell office:value-type="float" office:value="12.860825" calcext:value-type="float">
            <text:p>12,860825</text:p>
          </table:table-cell>
          <table:table-cell office:value-type="float" office:value="0.0739" calcext:value-type="float">
            <text:p>0,0739</text:p>
          </table:table-cell>
          <table:table-cell office:value-type="float" office:value="4.034875" calcext:value-type="float">
            <text:p>4,034875</text:p>
          </table:table-cell>
          <table:table-cell office:value-type="float" office:value="6.535525" calcext:value-type="float">
            <text:p>6,535525</text:p>
          </table:table-cell>
          <table:table-cell office:value-type="float" office:value="0.07585" calcext:value-type="float">
            <text:p>0,07585</text:p>
          </table:table-cell>
          <table:table-cell office:value-type="float" office:value="0.055475" calcext:value-type="float">
            <text:p>0,055475</text:p>
          </table:table-cell>
          <table:table-cell office:value-type="float" office:value="1.627275" calcext:value-type="float">
            <text:p>1,627275</text:p>
          </table:table-cell>
          <table:table-cell office:value-type="float" office:value="12.8261" calcext:value-type="float">
            <text:p>12,8261</text:p>
          </table:table-cell>
          <table:table-cell office:value-type="float" office:value="1.609275" calcext:value-type="float">
            <text:p>1,609275</text:p>
          </table:table-cell>
          <table:table-cell table:formula="of:=AVERAGE([.A5:.J5])" office:value-type="float" office:value="4.814495" calcext:value-type="float">
            <text:p>4,814495</text:p>
          </table:table-cell>
          <table:table-cell table:number-columns-repeated="6"/>
        </table:table-row>
        <table:table-row table:style-name="ro1">
          <table:table-cell office:value-type="float" office:value="30.1153" calcext:value-type="float">
            <text:p>30,1153</text:p>
          </table:table-cell>
          <table:table-cell office:value-type="float" office:value="30.58508" calcext:value-type="float">
            <text:p>30,58508</text:p>
          </table:table-cell>
          <table:table-cell office:value-type="float" office:value="16.230375" calcext:value-type="float">
            <text:p>16,230375</text:p>
          </table:table-cell>
          <table:table-cell office:value-type="float" office:value="29.45658" calcext:value-type="float">
            <text:p>29,45658</text:p>
          </table:table-cell>
          <table:table-cell office:value-type="float" office:value="26.70148" calcext:value-type="float">
            <text:p>26,70148</text:p>
          </table:table-cell>
          <table:table-cell office:value-type="float" office:value="15.26185" calcext:value-type="float">
            <text:p>15,26185</text:p>
          </table:table-cell>
          <table:table-cell office:value-type="float" office:value="26.31377" calcext:value-type="float">
            <text:p>26,31377</text:p>
          </table:table-cell>
          <table:table-cell office:value-type="float" office:value="25.4565" calcext:value-type="float">
            <text:p>25,4565</text:p>
          </table:table-cell>
          <table:table-cell office:value-type="float" office:value="30.53885" calcext:value-type="float">
            <text:p>30,53885</text:p>
          </table:table-cell>
          <table:table-cell office:value-type="float" office:value="27.0395" calcext:value-type="float">
            <text:p>27,0395</text:p>
          </table:table-cell>
          <table:table-cell table:formula="of:=AVERAGE([.A6:.J6])" office:value-type="float" office:value="25.7699285" calcext:value-type="float">
            <text:p>25,7699285</text:p>
          </table:table-cell>
          <table:table-cell table:number-columns-repeated="6"/>
        </table:table-row>
        <table:table-row table:style-name="ro1">
          <table:table-cell office:value-type="float" office:value="4.66" calcext:value-type="float">
            <text:p>4,66</text:p>
          </table:table-cell>
          <table:table-cell office:value-type="float" office:value="1.565875" calcext:value-type="float">
            <text:p>1,565875</text:p>
          </table:table-cell>
          <table:table-cell office:value-type="float" office:value="27.57578" calcext:value-type="float">
            <text:p>27,57578</text:p>
          </table:table-cell>
          <table:table-cell office:value-type="float" office:value="10.313425" calcext:value-type="float">
            <text:p>10,313425</text:p>
          </table:table-cell>
          <table:table-cell office:value-type="float" office:value="12.33965" calcext:value-type="float">
            <text:p>12,33965</text:p>
          </table:table-cell>
          <table:table-cell office:value-type="float" office:value="29.97358" calcext:value-type="float">
            <text:p>29,97358</text:p>
          </table:table-cell>
          <table:table-cell office:value-type="float" office:value="17.27522" calcext:value-type="float">
            <text:p>17,27522</text:p>
          </table:table-cell>
          <table:table-cell office:value-type="float" office:value="19.6736" calcext:value-type="float">
            <text:p>19,6736</text:p>
          </table:table-cell>
          <table:table-cell/>
          <table:table-cell office:value-type="float" office:value="16.94608" calcext:value-type="float">
            <text:p>16,94608</text:p>
          </table:table-cell>
          <table:table-cell table:formula="of:=AVERAGE([.A7:.J7])" office:value-type="float" office:value="15.5914677777778" calcext:value-type="float">
            <text:p>15,5914677777778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formula="of:=AVERAGEIF([.A2:.A8]; &quot;&gt;1&quot;)" office:value-type="float" office:value="18.7152125" calcext:value-type="float">
            <text:p>18,7152125</text:p>
          </table:table-cell>
          <table:table-cell table:formula="of:=AVERAGEIF([.B2:.B8]; &quot;&gt;1&quot;)" office:value-type="float" office:value="22.59011" calcext:value-type="float">
            <text:p>22,59011</text:p>
          </table:table-cell>
          <table:table-cell table:formula="of:=AVERAGEIF([.C2:.C8]; &quot;&gt;1&quot;)" office:value-type="float" office:value="23.989661" calcext:value-type="float">
            <text:p>23,989661</text:p>
          </table:table-cell>
          <table:table-cell table:formula="of:=AVERAGEIF([.D2:.D8]; &quot;&gt;1&quot;)" office:value-type="float" office:value="18.81253" calcext:value-type="float">
            <text:p>18,81253</text:p>
          </table:table-cell>
          <table:table-cell table:formula="of:=AVERAGEIF([.E2:.E8]; &quot;&gt;1&quot;)" office:value-type="float" office:value="19.0797966666667" calcext:value-type="float">
            <text:p>19,0797966666667</text:p>
          </table:table-cell>
          <table:table-cell table:formula="of:=AVERAGEIF([.F2:.F8]; &quot;&gt;1&quot;)" office:value-type="float" office:value="24.439778" calcext:value-type="float">
            <text:p>24,439778</text:p>
          </table:table-cell>
          <table:table-cell table:formula="of:=AVERAGEIF([.G2:.G8]; &quot;&gt;1&quot;)" office:value-type="float" office:value="22.741576" calcext:value-type="float">
            <text:p>22,741576</text:p>
          </table:table-cell>
          <table:table-cell table:formula="of:=AVERAGEIF([.H2:.H8]; &quot;&gt;1&quot;)" office:value-type="float" office:value="20.5882075" calcext:value-type="float">
            <text:p>20,5882075</text:p>
          </table:table-cell>
          <table:table-cell table:formula="of:=AVERAGEIF([.I2:.I8]; &quot;&gt;1&quot;)" office:value-type="float" office:value="28.2450925" calcext:value-type="float">
            <text:p>28,2450925</text:p>
          </table:table-cell>
          <table:table-cell table:formula="of:=AVERAGEIF([.J2:.J8]; &quot;&gt;1&quot;)" office:value-type="float" office:value="19.3094975" calcext:value-type="float">
            <text:p>19,3094975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 office:value-type="string" calcext:value-type="string">
            <text:p>Peak</text:p>
          </table:table-cell>
          <table:table-cell table:number-columns-repeated="7"/>
        </table:table-row>
        <table:table-row table:style-name="ro1">
          <table:table-cell table:formula="of:=MAX([.A2:.A8])" office:value-type="float" office:value="39.84568" calcext:value-type="float">
            <text:p>39,84568</text:p>
          </table:table-cell>
          <table:table-cell table:formula="of:=MAX([.B2:.B8])" office:value-type="float" office:value="40.7389" calcext:value-type="float">
            <text:p>40,7389</text:p>
          </table:table-cell>
          <table:table-cell table:formula="of:=MAX([.C2:.C8])" office:value-type="float" office:value="35.85465" calcext:value-type="float">
            <text:p>35,85465</text:p>
          </table:table-cell>
          <table:table-cell table:formula="of:=MAX([.D2:.D8])" office:value-type="float" office:value="39.09215" calcext:value-type="float">
            <text:p>39,09215</text:p>
          </table:table-cell>
          <table:table-cell table:formula="of:=MAX([.E2:.E8])" office:value-type="float" office:value="36.4823" calcext:value-type="float">
            <text:p>36,4823</text:p>
          </table:table-cell>
          <table:table-cell table:formula="of:=MAX([.F2:.F8])" office:value-type="float" office:value="38.70578" calcext:value-type="float">
            <text:p>38,70578</text:p>
          </table:table-cell>
          <table:table-cell table:formula="of:=MAX([.G2:.G8])" office:value-type="float" office:value="34.76442" calcext:value-type="float">
            <text:p>34,76442</text:p>
          </table:table-cell>
          <table:table-cell table:formula="of:=MAX([.H2:.H8])" office:value-type="float" office:value="36.76952" calcext:value-type="float">
            <text:p>36,76952</text:p>
          </table:table-cell>
          <table:table-cell table:formula="of:=MAX([.I2:.I8])" office:value-type="float" office:value="38.7075" calcext:value-type="float">
            <text:p>38,7075</text:p>
          </table:table-cell>
          <table:table-cell table:formula="of:=MAX([.J2:.J8])" office:value-type="float" office:value="37.35958" calcext:value-type="float">
            <text:p>37,359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0" number:min-decimal-places="0" number:min-integer-digits="7" number:grouping="true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0:27:07.959024036</meta:creation-date>
    <dc:date>2023-01-10T01:02:35.107189869</dc:date>
    <meta:editing-duration>PT20M17S</meta:editing-duration>
    <meta:editing-cycles>4</meta:editing-cycles>
    <meta:generator>LibreOffice/7.4.3.2$Linux_X86_64 LibreOffice_project/40$Build-2</meta:generator>
    <meta:document-statistic meta:table-count="2" meta:cell-count="488" meta:object-count="0"/>
  </office:meta>
</office:document-meta>
</file>